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24.79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04cm" fo:min-width="7.074cm"/>
    </style:style>
    <style:style style:name="gr3" style:family="graphic" style:parent-style-name="standard">
      <style:graphic-properties svg:stroke-color="#000000" draw:fill-color="#be3f7e" draw:textarea-horizontal-align="justify" draw:textarea-vertical-align="middle" draw:auto-grow-height="false" fo:min-height="4.279cm" fo:min-width="7.074cm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7.074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-color="#808080"/>
      <style:paragraph-properties fo:text-align="center"/>
      <style:text-properties fo:font-size="26pt"/>
    </style:style>
    <style:style style:name="P3" style:family="paragraph">
      <loext:graphic-properties draw:fill-color="#be3f7e"/>
      <style:paragraph-properties fo:text-align="center"/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25.29cm" svg:height="2.453cm" svg:x="1.325cm" svg:y="16.029cm">
              <text:p text:style-name="P1">Infrastructu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custom-shape draw:style-name="gr2" draw:text-style-name="P1" draw:layer="layout" svg:width="7.574cm" svg:height="2.29cm" svg:x="1.364cm" svg:y="3.109cm">
                  <text:p text:style-name="P1">Web Application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3" draw:layer="layout" svg:width="7.574cm" svg:height="4.529cm" svg:x="1.364cm" svg:y="8.364cm">
                  <text:p text:style-name="P1">Operating System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" draw:text-style-name="P2" draw:layer="layout" svg:width="7.574cm" svg:height="2.453cm" svg:x="1.364cm" svg:y="13.229cm">
                  <text:p text:style-name="P1">Machin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" draw:text-style-name="P1" draw:layer="layout" svg:width="7.574cm" svg:height="2.29cm" svg:x="1.364cm" svg:y="5.736cm">
                  <text:p text:style-name="P1">Servic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2" draw:text-style-name="P1" draw:layer="layout" svg:width="7.574cm" svg:height="2.29cm" svg:x="10.184cm" svg:y="3.11cm">
                  <text:p text:style-name="P1">Web Application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3" draw:layer="layout" svg:width="7.574cm" svg:height="4.529cm" svg:x="10.184cm" svg:y="8.365cm">
                  <text:p text:style-name="P1">Operating System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" draw:text-style-name="P2" draw:layer="layout" svg:width="7.574cm" svg:height="2.453cm" svg:x="10.184cm" svg:y="13.23cm">
                  <text:p text:style-name="P1">Machin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" draw:text-style-name="P1" draw:layer="layout" svg:width="7.574cm" svg:height="2.29cm" svg:x="10.184cm" svg:y="5.737cm">
                  <text:p text:style-name="P1">Servic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2" draw:text-style-name="P1" draw:layer="layout" svg:width="7.574cm" svg:height="2.29cm" svg:x="19.002cm" svg:y="3.109cm">
                  <text:p text:style-name="P1">Web Application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3" draw:layer="layout" svg:width="7.574cm" svg:height="4.529cm" svg:x="19.002cm" svg:y="8.364cm">
                  <text:p text:style-name="P1">Operating System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" draw:text-style-name="P2" draw:layer="layout" svg:width="7.574cm" svg:height="2.453cm" svg:x="19.002cm" svg:y="13.229cm">
                  <text:p text:style-name="P1">Machin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" draw:text-style-name="P1" draw:layer="layout" svg:width="7.574cm" svg:height="2.29cm" svg:x="19.002cm" svg:y="5.736cm">
                  <text:p text:style-name="P1">Servic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4:23:56.944802942</meta:creation-date>
    <dc:date>2017-07-18T15:23:02.598553488</dc:date>
    <meta:editing-duration>PT24M14S</meta:editing-duration>
    <meta:editing-cycles>11</meta:editing-cycles>
    <meta:generator>LibreOffice/5.3.4.2$Linux_X86_64 LibreOffice_project/30m0$Build-2</meta:generator>
    <meta:document-statistic meta:object-count="19"/>
  </office:meta>
</office:document-meta>
</file>